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Wrapper.getResourc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xtWrapper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RequestDispatcher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Servlet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Servlet.ini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Wrapper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Serv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lo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rapp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Attribute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Wrapper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Context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InitParameter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ResourcePaths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NamedDispatcher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Wrapper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ContextWrapper( ServletContext context , File context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Wrapper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log( Exception ex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Servl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rapper.ConfigWrapper( ServletConfig config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Wrapper.log( String msg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ResourceAsStream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xtWrapper.getMimeType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rapper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Wrapper.getServ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Servlet.getContextDi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